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21000000B8F7E6F4C1541AE82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cm" fo:min-width="0cm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3.506cm"/>
    </style:style>
    <style:style style:name="pr2" style:family="presentation" style:parent-style-name="Blue_5f_Curve-notes">
      <style:graphic-properties draw:fill-color="#ffffff" draw:auto-grow-height="true" fo:min-height="13.364cm"/>
    </style:style>
    <style:style style:name="pr3" style:family="presentation" style:parent-style-name="Blue_5f_Curve1-title">
      <style:graphic-properties draw:auto-grow-height="true" fo:min-height="1.771cm"/>
    </style:style>
    <style:style style:name="pr4" style:family="presentation" style:parent-style-name="Blue_5f_Curve1-outline1">
      <style:graphic-properties fo:min-height="5.576cm"/>
    </style:style>
    <style:style style:name="pr5" style:family="presentation" style:parent-style-name="Blue_5f_Curve1-notes">
      <style:graphic-properties draw:fill-color="#ffffff" draw:auto-grow-height="true" fo:min-height="13.364cm"/>
    </style:style>
    <style:style style:name="pr6" style:family="presentation" style:parent-style-name="Blue_5f_Curve1-title">
      <style:graphic-properties fo:min-height="1.771cm"/>
    </style:style>
    <style:style style:name="pr7" style:family="presentation" style:parent-style-name="Blue_5f_Curve1-outline1">
      <style:graphic-properties fo:min-height="11.929cm"/>
    </style:style>
    <style:style style:name="pr8" style:family="presentation" style:parent-style-name="Blue_5f_Curve1-notes">
      <style:graphic-properties draw:fill-color="#ffffff" fo:min-height="13.364cm"/>
    </style:style>
    <style:style style:name="P1" style:family="paragraph">
      <loext:graphic-properties draw:fill="none" draw:fill-color="#ffffff"/>
    </style:style>
    <style:style style:name="P2" style:family="paragraph">
      <loext:graphic-properties draw:fill-color="#ffffff"/>
    </style:style>
    <style:style style:name="P3" style:family="paragraph">
      <style:paragraph-properties fo:margin-left="1.27cm" fo:margin-right="0cm" fo:text-indent="-0.635cm"/>
    </style:style>
    <style:style style:name="P4" style:family="paragraph">
      <style:paragraph-properties fo:margin-left="1.905cm" fo:margin-right="0cm" fo:text-indent="-0.635cm"/>
    </style:style>
    <style:style style:name="P5" style:family="paragraph">
      <style:paragraph-properties fo:margin-left="2.54cm" fo:margin-right="0cm" fo:text-indent="-0.635cm"/>
    </style:style>
    <style:style style:name="T1" style:family="text">
      <style:text-properties fo:font-variant="normal" fo:text-transform="none" fo:color="#006699" style:text-outline="false" style:text-line-through-style="none" style:text-line-through-type="none" style:font-name="Liberation Sans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T2" style:family="text">
      <style:text-properties fo:font-size="12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19">
        <draw:frame presentation:style-name="pr1" draw:layer="layout" svg:width="25.199cm" svg:height="3.506cm" svg:x="0cm" svg:y="6.503cm" presentation:class="title" presentation:user-transformed="true">
          <draw:text-box>
            <text:p><text:span text:style-name="T1">outil de gestion copropriété pour syndic bénévole</text:span></text:p>
          </draw:text-box>
        </draw:frame>
        <draw:frame draw:style-name="gr1" draw:text-style-name="P1" draw:layer="layout" svg:width="6.103cm" svg:height="0.962cm" svg:x="19.297cm" svg:y="13.438cm">
          <draw:text-box>
            <text:p>Lin, Clément, Johny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1" presentation:presentation-page-layout-name="AL2T1">
        <draw:frame presentation:style-name="pr3" draw:layer="layout" svg:width="25.199cm" svg:height="1.771cm" svg:x="1.4cm" svg:y="0.837cm" presentation:class="title">
          <draw:text-box>
            <text:p>Partie Syndic</text:p>
          </draw:text-box>
        </draw:frame>
        <draw:frame presentation:style-name="pr4" draw:layer="layout" svg:width="25.199cm" svg:height="14.979cm" svg:x="1.2cm" svg:y="3.421cm" presentation:class="outline" presentation:user-transformed="true">
          <draw:text-box>
            <text:p/>
            <text:p text:style-name="P3"><text:span text:style-name="T2">rôles : - Admin / syndic ; président du conseil syndical, copropriétaire</text:span></text:p>
            <text:p text:style-name="P3"><text:span text:style-name="T2">fonction admin/syndic :</text:span></text:p>
            <text:p text:style-name="P4"><text:span text:style-name="T2">Paramétrage : déclaration copropriété (différents lots avec leurs quote-parts), gestion liste de copropriétaire avec coordonnées, </text:span></text:p>
            <text:p text:style-name="P5"><text:span text:style-name="T2">création et gestion des clés de répartition, gestion fournisseurs</text:span></text:p>
            <text:p text:style-name="P4"><text:span text:style-name="T2">Gestion courante : saisi dépenses / revenu, appel aux fonds</text:span></text:p>
            <text:p text:style-name="P4"><text:span text:style-name="T2">Autres tâches : Convocation, tenue et PV AG, établissement des attestations fin d’exercice, établissement des pièces comptables</text:span></text:p>
            <text:p text:style-name="P4"><text:span text:style-name="T2"/></text:p>
            <text:p text:style-name="P4"><text:span text:style-name="T2">Copropriétaire :</text:span></text:p>
            <text:p text:style-name="P4"><text:span text:style-name="T2">Visualiser compte, forum, messagerie</text:span></text:p>
            <text:p text:style-name="P4"><text:span text:style-name="T2"/></text:p>
          </draw:text-box>
        </draw:frame>
        <presentation:notes draw:style-name="dp2">
          <draw:page-thumbnail draw:style-name="gr2" draw:layer="layout" svg:width="14.85cm" svg:height="11.14cm" svg:x="3.08cm" svg:y="2.26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Menu principale (connexion)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p>identifiant :</text:p>
            <text:p>pwd :</text:p>
            <text:p/>
            <text:p>coche : syndic / propriétaire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_5f_Curve1" presentation:presentation-page-layout-name="AL2T1">
        <draw:frame presentation:style-name="pr6" draw:layer="layout" svg:width="25.199cm" svg:height="1.771cm" svg:x="1.4cm" svg:y="0.837cm" presentation:class="title">
          <draw:text-box>
            <text:p>Sous-menu syndic</text:p>
          </draw:text-box>
        </draw:frame>
        <draw:frame presentation:style-name="pr7" draw:layer="layout" svg:width="25.199cm" svg:height="12.179cm" svg:x="1.4cm" svg:y="4.914cm" presentation:class="outline">
          <draw:text-box>
            <text:p>- affichage tableau de bord (trésorerie, retard payements, facture à payer, etc</text:p>
            <text:p>- paramètres : lots ; propriétaires ; fournisseurs</text:p>
            <text:p>- budget : saisi budget</text:p>
            <text:p>- saisi évènement</text:p>
            <text:p>- édition documents : appels aux fonds , états fin d’année, etc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dff2fc" draw:end-color="#009bdd" draw:start-intensity="100%" draw:end-intensity="100%" draw:angle="27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fr" fo:country="FR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Puce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Contenu_20_de_20_cadre" style:display-name="Contenu de cadre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Légende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Lohit Devanagari1" style:font-family-asian="'Lohit Devanagari'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shrink-to-fit" style:shrink-to-fit="true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top="0.4cm" fo:margin-bottom="0cm"/>
      <style:text-properties fo:font-size="28pt"/>
    </style:style>
    <style:style style:name="Blue_5f_Curve-outline3" style:display-name="Blue_Curve-outline3" style:family="presentation" style:parent-style-name="Blue_5f_Curve-outline2">
      <style:paragraph-properties fo:margin-top="0.3cm" fo:margin-bottom="0cm"/>
      <style:text-properties fo:font-size="24pt"/>
    </style:style>
    <style:style style:name="Blue_5f_Curve-outline4" style:display-name="Blue_Curve-outline4" style:family="presentation" style:parent-style-name="Blue_5f_Curve-outline3">
      <style:paragraph-properties fo:margin-top="0.2cm" fo:margin-bottom="0cm"/>
      <style:text-properties fo:font-size="20pt"/>
    </style:style>
    <style:style style:name="Blue_5f_Curve-outline5" style:display-name="Blue_Curve-outline5" style:family="presentation" style:parent-style-name="Blue_5f_Curve-outline4">
      <style:paragraph-properties fo:margin-top="0.1cm" fo:margin-bottom="0cm"/>
      <style:text-properties fo:font-size="20pt"/>
    </style:style>
    <style:style style:name="Blue_5f_Curve-outline6" style:display-name="Blue_Curve-outline6" style:family="presentation" style:parent-style-name="Blue_5f_Curve-outline5">
      <style:paragraph-properties fo:margin-top="0.1cm" fo:margin-bottom="0cm"/>
      <style:text-properties fo:font-size="20pt"/>
    </style:style>
    <style:style style:name="Blue_5f_Curve-outline7" style:display-name="Blue_Curve-outline7" style:family="presentation" style:parent-style-name="Blue_5f_Curve-outline6">
      <style:paragraph-properties fo:margin-top="0.1cm" fo:margin-bottom="0cm"/>
      <style:text-properties fo:font-size="20pt"/>
    </style:style>
    <style:style style:name="Blue_5f_Curve-outline8" style:display-name="Blue_Curve-outline8" style:family="presentation" style:parent-style-name="Blue_5f_Curve-outline7">
      <style:paragraph-properties fo:margin-top="0.1cm" fo:margin-bottom="0cm"/>
      <style:text-properties fo:font-size="20pt"/>
    </style:style>
    <style:style style:name="Blue_5f_Curve-outline9" style:display-name="Blue_Curve-outline9" style:family="presentation" style:parent-style-name="Blue_5f_Curve-outline8">
      <style:paragraph-properties fo:margin-top="0.1cm" fo:margin-bottom="0cm"/>
      <style:text-properties fo:font-size="20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6699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fo:color="#0066cc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top="0.4cm" fo:margin-bottom="0cm"/>
      <style:text-properties fo:font-size="28pt"/>
    </style:style>
    <style:style style:name="Blue_5f_Curve1-outline3" style:display-name="Blue_Curve1-outline3" style:family="presentation" style:parent-style-name="Blue_5f_Curve1-outline2">
      <style:paragraph-properties fo:margin-top="0.3cm" fo:margin-bottom="0cm"/>
      <style:text-properties fo:font-size="24pt"/>
    </style:style>
    <style:style style:name="Blue_5f_Curve1-outline4" style:display-name="Blue_Curve1-outline4" style:family="presentation" style:parent-style-name="Blue_5f_Curve1-outline3">
      <style:paragraph-properties fo:margin-top="0.2cm" fo:margin-bottom="0cm"/>
      <style:text-properties fo:font-size="20pt"/>
    </style:style>
    <style:style style:name="Blue_5f_Curve1-outline5" style:display-name="Blue_Curve1-outline5" style:family="presentation" style:parent-style-name="Blue_5f_Curve1-outline4">
      <style:paragraph-properties fo:margin-top="0.1cm" fo:margin-bottom="0cm"/>
      <style:text-properties fo:font-size="20pt"/>
    </style:style>
    <style:style style:name="Blue_5f_Curve1-outline6" style:display-name="Blue_Curve1-outline6" style:family="presentation" style:parent-style-name="Blue_5f_Curve1-outline5">
      <style:paragraph-properties fo:margin-top="0.1cm" fo:margin-bottom="0cm"/>
      <style:text-properties fo:font-size="20pt"/>
    </style:style>
    <style:style style:name="Blue_5f_Curve1-outline7" style:display-name="Blue_Curve1-outline7" style:family="presentation" style:parent-style-name="Blue_5f_Curve1-outline6">
      <style:paragraph-properties fo:margin-top="0.1cm" fo:margin-bottom="0cm"/>
      <style:text-properties fo:font-size="20pt"/>
    </style:style>
    <style:style style:name="Blue_5f_Curve1-outline8" style:display-name="Blue_Curve1-outline8" style:family="presentation" style:parent-style-name="Blue_5f_Curve1-outline7">
      <style:paragraph-properties fo:margin-top="0.1cm" fo:margin-bottom="0cm"/>
      <style:text-properties fo:font-size="20pt"/>
    </style:style>
    <style:style style:name="Blue_5f_Curve1-outline9" style:display-name="Blue_Curve1-outline9" style:family="presentation" style:parent-style-name="Blue_5f_Curve1-outline8">
      <style:paragraph-properties fo:margin-top="0.1cm" fo:margin-bottom="0cm"/>
      <style:text-properties fo:font-size="20pt"/>
    </style:style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ue_5f_Curve1-backgroundobjects">
      <style:graphic-properties draw:stroke="none" draw:fill="gradient" draw:fill-color="#009bdd" draw:fill-gradient-name="Gradient_20_2" draw:textarea-vertical-align="middle" draw:auto-grow-height="false" fo:min-height="2.616cm" fo:min-width="27.991cm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49cm"/>
    </style:style>
    <style:style style:name="Mpr6" style:family="presentation" style:parent-style-name="Blue_5f_Curv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gradient" draw:fill-color="#009bdd" draw:fill-gradient-name="Gradient_20_2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Blue_5f_Curve" style:display-name="Blue_Curve" style:page-layout-name="PM1" draw:style-name="Mdp1">
      <draw:frame draw:style-name="Mgr3" draw:text-style-name="MP5" draw:layer="backgroundobjects" svg:width="27.999cm" svg:height="4.873cm" svg:x="0cm" svg:y="16.129cm">
        <draw:image xlink:href="Pictures/1000000000000421000000B8F7E6F4C1541AE82D.jpg" xlink:type="simple" xlink:show="embed" xlink:actuate="onLoad">
          <text:p/>
        </draw:image>
      </draw:frame>
      <draw:frame presentation:style-name="Blue_5f_Curve-title" draw:layer="backgroundobjects" svg:width="25.199cm" svg:height="3.506cm" svg:x="0cm" svg:y="6.503cm" presentation:class="title" presentation:placeholder="true">
        <draw:text-box/>
      </draw:frame>
      <draw:frame presentation:style-name="Blue_5f_Curve-outline1" draw:layer="backgroundobjects" svg:width="25.199cm" svg:height="5.826cm" svg:x="1.4cm" svg:y="11.267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presentation:style-name="Mpr4" draw:text-style-name="MP8" draw:layer="backgroundobjects" svg:width="27.991cm" svg:height="2.616cm" svg:x="0cm" svg:y="0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27.991cm" svg:height="2.616cm" svg:x="0cm" svg:y="18.39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5.199cm" svg:height="1.771cm" svg:x="1.4cm" svg:y="0.837cm" presentation:class="title" presentation:placeholder="true">
        <draw:text-box/>
      </draw:frame>
      <draw:frame presentation:style-name="Blue_5f_Curve1-outline1" draw:layer="backgroundobjects" svg:width="25.199cm" svg:height="12.179cm" svg:x="1.4cm" svg:y="4.914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2-25T10:06:41.419207178</meta:creation-date>
    <meta:editing-duration>PT6M54S</meta:editing-duration>
    <meta:editing-cycles>3</meta:editing-cycles>
    <meta:generator>LibreOffice/6.0.7.3$Linux_X86_64 LibreOffice_project/00m0$Build-3</meta:generator>
    <dc:title>Blue Curve</dc:title>
    <dc:date>2020-02-25T10:13:36.244403346</dc:date>
    <meta:document-statistic meta:object-count="51"/>
  </office:meta>
</office:document-meta>
</file>